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3ecb" officeooo:paragraph-rsid="00183ecb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3ecb" style:font-size-asian="18pt" style:font-style-asian="normal" style:font-weight-asian="normal" style:font-size-complex="18pt"/>
    </style:style>
    <style:style style:name="T5" style:family="text">
      <style:text-properties officeooo:rsid="0018a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he People’s Assembly, convening on the </text:span><text:span text:style-name="T4">23rd</text:span><text:span text:style-name="T3"> of </text:span><text:span text:style-name="T4">September</text:span><text:span text:style-name="T3"> 2020 under the </text:span><text:span text:style-name="T4">24th</text:span><text:span text:style-name="T3"> PA Meeting.</text:span></text:p>
      <text:p text:style-name="P1"/>
      <text:p text:style-name="P1">The Assembly, recognising the current situation,</text:p>
      <text:p text:style-name="P1"/>
      <text:p text:style-name="P2">Constitutes the need to make the PA the central hub of transportation <text:span text:style-name="T5">which connects to all major stations on the server.</text:span></text:p>
      <text:p text:style-name="P1"/>
      <text:p text:style-name="P1">And proceeds.</text:p>
      <text:p text:style-name="P1"/>
      <text:p text:style-name="P1">Signed by,</text:p>
      <text:p text:style-name="P2">RedPanda</text:p>
      <text:p text:style-name="P1"/>
      <text:p text:style-name="P1"/>
      <text:p text:style-name="P1"/>
      <text:p text:style-name="Standard"><text:span text:style-name="T1">[</text:span><text:span text:style-name="T2">Motion 24-6: To make the PA be the central hub for transportatio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23T21:32:49.367425803</dc:date>
    <meta:editing-duration>PT2M47S</meta:editing-duration>
    <meta:editing-cycles>4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59" meta:character-count="356" meta:non-whitespace-character-count="304"/>
  </office:meta>
</office:document-meta>
</file>